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49cm"/>
    </style:style>
    <style:style style:name="co3" style:family="table-column">
      <style:table-column-properties fo:break-before="auto" style:column-width="3.71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ND_CORE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3v3 REG IN</text:p>
          </table:table-cell>
          <table:table-cell office:value-type="string">
            <text:p>3v3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1V8 VCC PLL IN</text:p>
          </table:table-cell>
          <table:table-cell office:value-type="string">
            <text:p>FILTER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XTIN</text:p>
          </table:table-cell>
          <table:table-cell office:value-type="string">
            <text:p>XTAL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XTOUT</text:p>
          </table:table-cell>
          <table:table-cell office:value-type="string">
            <text:p>XTAL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GND PLL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1V8 REG OUT</text:p>
          </table:table-cell>
          <table:table-cell office:value-type="string">
            <text:p>FILTER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TEST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ROG</text:p>
          </table:table-cell>
          <table:table-cell office:value-type="string">
            <text:p>DBG PIN 5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RESET</text:p>
          </table:table-cell>
          <table:table-cell office:value-type="string">
            <text:p>DBG PIN 4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IOBUS0</text:p>
          </table:table-cell>
          <table:table-cell office:value-type="string">
            <text:p>DBG PIN1</text:p>
          </table:table-cell>
          <table:table-cell office:value-type="string">
            <text:p>debug_if</text:p>
          </table:table-cell>
          <table:table-cell office:value-type="string">
            <text:p>INOU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IOBUS1</text:p>
          </table:table-cell>
          <table:table-cell table:style-name="ce1" office:value-type="string">
            <text:p>LED1</text:p>
          </table:table-cell>
          <table:table-cell office:value-type="string">
            <text:p>GPIO A1</text:p>
          </table:table-cell>
          <table:table-cell office:value-type="string">
            <text:p>OUT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VCC 3V3</text:p>
          </table:table-cell>
          <table:table-cell office:value-type="string">
            <text:p>3v3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IOBUS2</text:p>
          </table:table-cell>
          <table:table-cell table:style-name="ce1" office:value-type="string">
            <text:p>LED2</text:p>
          </table:table-cell>
          <table:table-cell office:value-type="string">
            <text:p>GPIO A2</text:p>
          </table:table-cell>
          <table:table-cell office:value-type="string">
            <text:p>OU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IOBUS3</text:p>
          </table:table-cell>
          <table:table-cell table:style-name="ce1" office:value-type="string">
            <text:p>MODE JUMPER</text:p>
          </table:table-cell>
          <table:table-cell office:value-type="string">
            <text:p>GPIO A3</text:p>
          </table:table-cell>
          <table:table-cell office:value-type="string">
            <text:p>IN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GND_IO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USB1DP</text:p>
          </table:table-cell>
          <table:table-cell office:value-type="string">
            <text:p>USB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USB1DM</text:p>
          </table:table-cell>
          <table:table-cell office:value-type="string">
            <text:p>USB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GND_CORE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USB2DP</text:p>
          </table:table-cell>
          <table:table-cell office:value-type="string">
            <text:p>USB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USB2DM</text:p>
          </table:table-cell>
          <table:table-cell office:value-type="string">
            <text:p>USB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VCC 3V3</text:p>
          </table:table-cell>
          <table:table-cell office:value-type="string">
            <text:p>3v3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IOBUS4</text:p>
          </table:table-cell>
          <table:table-cell table:style-name="ce1" office:value-type="string">
            <text:p>MIDI TX</text:p>
          </table:table-cell>
          <table:table-cell office:value-type="string">
            <text:p>uart_txd</text:p>
          </table:table-cell>
          <table:table-cell office:value-type="string">
            <text:p>OUT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IOBUS5</text:p>
          </table:table-cell>
          <table:table-cell table:style-name="ce1" office:value-type="string">
            <text:p>MIDI RX</text:p>
          </table:table-cell>
          <table:table-cell office:value-type="string">
            <text:p>uart_rxd</text:p>
          </table:table-cell>
          <table:table-cell office:value-type="string">
            <text:p>IN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IOBUS6</text:p>
          </table:table-cell>
          <table:table-cell table:style-name="ce1" office:value-type="string">
            <text:p>INTERRUPT</text:p>
          </table:table-cell>
          <table:table-cell office:value-type="string">
            <text:p>GPIO A6</text:p>
          </table:table-cell>
          <table:table-cell office:value-type="string">
            <text:p>OUT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IOBUS7</text:p>
          </table:table-cell>
          <table:table-cell table:style-name="ce1" office:value-type="string">
            <text:p>ACTIVITY LED</text:p>
          </table:table-cell>
          <table:table-cell office:value-type="string">
            <text:p>GPIO A7</text:p>
          </table:table-cell>
          <table:table-cell office:value-type="string">
            <text:p>OUT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GND_CORE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VCC 3V3</text:p>
          </table:table-cell>
          <table:table-cell office:value-type="string">
            <text:p>3v3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IOBUS8</text:p>
          </table:table-cell>
          <table:table-cell table:style-name="ce1" office:value-type="string">
            <text:p>ARDUINO 13 SCK</text:p>
          </table:table-cell>
          <table:table-cell office:value-type="string">
            <text:p>spi_s0_clk</text:p>
          </table:table-cell>
          <table:table-cell office:value-type="string">
            <text:p>IN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IOBUS9</text:p>
          </table:table-cell>
          <table:table-cell table:style-name="ce1" office:value-type="string">
            <text:p>ARDUINO 11 MOSI</text:p>
          </table:table-cell>
          <table:table-cell office:value-type="string">
            <text:p>spi_s0_mosi</text:p>
          </table:table-cell>
          <table:table-cell office:value-type="string">
            <text:p>IN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IOBUS10</text:p>
          </table:table-cell>
          <table:table-cell table:style-name="ce1" office:value-type="string">
            <text:p>ARDUINO 12 MISO</text:p>
          </table:table-cell>
          <table:table-cell office:value-type="string">
            <text:p>spi_s0_miso</text:p>
          </table:table-cell>
          <table:table-cell office:value-type="string">
            <text:p>OUT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IOBUS11</text:p>
          </table:table-cell>
          <table:table-cell table:style-name="ce1" office:value-type="string">
            <text:p>ARDUINO 10/9/8 SS</text:p>
          </table:table-cell>
          <table:table-cell office:value-type="string">
            <text:p>spi_s0_ss#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7">17/03/2013</text:date>, <text:time>16:02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son Hotchkiss</meta:initial-creator>
    <meta:creation-date>2013-03-17T11:43:55.50</meta:creation-date>
    <dc:date>2013-03-17T16:02:26.87</dc:date>
    <dc:creator>Jason Hotchkiss</dc:creator>
    <meta:editing-duration>PT01H03M56S</meta:editing-duration>
    <meta:editing-cycles>3</meta:editing-cycles>
    <meta:generator>OpenOffice.org/3.2$Win32 OpenOffice.org_project/320m18$Build-9502</meta:generator>
    <meta:document-statistic meta:table-count="3" meta:cell-count="119" meta:object-count="0"/>
  </office:meta>
</office:document-meta>
</file>